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96cm"/>
    </style:style>
    <style:style style:name="co1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745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20" table:default-cell-style-name="ce1"/>
        <table:table-row table:style-name="ro1">
          <table:table-cell office:value-type="string">
            <text:p>Header</text:p>
          </table:table-cell>
          <table:table-cell office:value-type="string">
            <text:p>0x8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0x6 string</text:p>
          </table:table-cell>
          <table:table-cell office:value-type="string">
            <text:p>"FLVER"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 or "B" endia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Hitbo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Material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one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esh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VertexInfo coun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Faceset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Vertex Descripto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aterial paramete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0x24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tBoxStruct</text:p>
          </table:table-cell>
          <table:table-cell office:value-type="string">
            <text:p>0x4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E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F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byte</text:p>
          </table:table-cell>
          <table:table-cell office:value-type="string">
            <text:p>DmyPoly ID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E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F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0x10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Param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Param start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 from name offset to end of g_whatev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ne</text:p>
          </table:table-cell>
          <table:table-cell office:value-type="string">
            <text:p>0x8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X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Y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float</text:p>
          </table:table-cell>
          <table:table-cell office:value-type="string">
            <text:p>Z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short</text:p>
          </table:table-cell>
          <table:table-cell office:value-type="string">
            <text:p>Parent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E</text:p>
          </table:table-cell>
          <table:table-cell office:value-type="string">
            <text:p>short</text:p>
          </table:table-cell>
          <table:table-cell office:value-type="string">
            <text:p>First Child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float</text:p>
          </table:table-cell>
          <table:table-cell office:value-type="string">
            <text:p>X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Y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office:value-type="string">
            <text:p>Z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First Sibling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"Copy of Index"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short</text:p>
          </table:table-cell>
          <table:table-cell office:value-type="string">
            <text:p>IsNu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0x30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shStruct</text:p>
          </table:table-cell>
          <table:table-cell office:value-type="string">
            <text:p>0x3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"IsDynamic"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0x8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efault Bone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Bone Ind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one Indices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Faceset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Faceset Index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Vertex Info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Vertex Info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eset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byte</text:p>
          </table:table-cell>
          <table:table-cell office:value-type="string">
            <text:p>Topology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</text:p>
          </table:table-cell>
          <table:table-cell office:value-type="string">
            <text:p>Triangl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</text:p>
          </table:table-cell>
          <table:table-cell office:value-type="string">
            <text:p>Tristr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5</text:p>
          </table:table-cell>
          <table:table-cell table:style-name="ce3" office:value-type="string">
            <text:p>byte</text:p>
          </table:table-cell>
          <table:table-cell office:value-type="string">
            <text:p>Cull Backfac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6</text:p>
          </table:table-cell>
          <table:table-cell table:style-name="ce3" office:value-type="string">
            <text:p>byt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7</text:p>
          </table:table-cell>
          <table:table-cell table:style-name="ce3" office:value-type="string">
            <text:p>byt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table:style-name="ce3" office:value-type="string">
            <text:p>long</text:p>
          </table:table-cell>
          <table:table-cell office:value-type="string">
            <text:p>Ind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table:style-name="ce3" office:value-type="string">
            <text:p>long</text:p>
          </table:table-cell>
          <table:table-cell office:value-type="string">
            <text:p>Index Buffer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table:style-name="ce3" office:value-type="string">
            <text:p>long</text:p>
          </table:table-cell>
          <table:table-cell office:value-type="string">
            <text:p>Index Buffer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table:style-name="ce3" office:value-type="string">
            <text:p>0xC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texInfo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ertex Descriptor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ertex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Vert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0x8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Vertex Buffer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Vertex Buffer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texDescriptor</text:p>
          </table:table-cell>
          <table:table-cell office:value-type="string">
            <text:p>0x1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escripto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Descriptor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erialParameter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1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2</text:p>
          </table:table-cell>
          <table:table-cell office:value-type="string">
            <text:p>0x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eamDescriptor</text:p>
          </table:table-cell>
          <table:table-cell office:value-type="string">
            <text:p>0x14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Data typ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2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1</text:p>
          </table:table-cell>
          <table:table-cell office:value-type="string">
            <text:p>Bone Index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3</text:p>
          </table:table-cell>
          <table:table-cell office:value-type="string">
            <text:p>(Check Semantic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5</text:p>
          </table:table-cell>
          <table:table-cell office:value-type="string">
            <text:p>Diffuse UV Coordinat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6</text:p>
          </table:table-cell>
          <table:table-cell office:value-type="string">
            <text:p>Diffuse &amp; Lightmap UV Coordinat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A</text:p>
          </table:table-cell>
          <table:table-cell office:value-type="string">
            <text:p>Bone Weigh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Semantic (?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3</text:p>
          </table:table-cell>
          <table:table-cell office:value-type="string">
            <text:p>Normal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6</text:p>
          </table:table-cell>
          <table:table-cell office:value-type="string">
            <text:p>Bitangen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A</text:p>
          </table:table-cell>
          <table:table-cell office:value-type="string">
            <text:p>Vertex Col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Index (?)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struct INDE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Offset of PARAM_ST name from start of fi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offsets in index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(+0x4 * (Offsets - 1))</text:p>
          </table:table-cell>
          <table:table-cell table:style-name="ce4" office:value-type="string">
            <text:p>pointer</text:p>
          </table:table-cell>
          <table:table-cell office:value-type="string">
            <text:p>Offset of next index 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Start of entry offsets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MODEL_PARAM_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Offset of name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odel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odel index within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Offset of sibpath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EVENT_PARAM_ST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POINT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PARTS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9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2016-10-21</text:date>, <text:time>15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1M54S</meta:editing-duration>
    <meta:editing-cycles>29</meta:editing-cycles>
    <meta:generator>OpenOffice/4.1.1$Win32 OpenOffice.org_project/411m6$Build-9775</meta:generator>
    <dc:date>2016-10-21T15:02:18.78</dc:date>
    <meta:document-statistic meta:table-count="4" meta:cell-count="571" meta:object-count="0"/>
    <meta:user-defined meta:name="Info 1"/>
    <meta:user-defined meta:name="Info 2"/>
    <meta:user-defined meta:name="Info 3"/>
    <meta:user-defined meta:name="Info 4"/>
  </office:meta>
</office:document-meta>
</file>